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09500000B1E6983AA8EE67CF1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881cm" svg:height="19.362cm" svg:x="-0.276cm" svg:y="1.238cm">
          <draw:image xlink:href="Pictures/100002010000109500000B1E6983AA8EE67CF1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6T18:04:09.087767976</meta:creation-date>
    <dc:date>2018-07-26T18:05:56.035277558</dc:date>
    <meta:editing-duration>PT1M48S</meta:editing-duration>
    <meta:editing-cycles>1</meta:editing-cycles>
    <meta:document-statistic meta:object-count="24"/>
    <meta:generator>LibreOffice/5.1.6.2$Linux_X86_64 LibreOffice_project/10m0$Build-2</meta:generator>
  </office:meta>
</office:document-meta>
</file>